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50000014FD800BE74.png" manifest:media-type="image/png"/>
  <manifest:file-entry manifest:full-path="Pictures/1000000100000407000002E92A7A0EBF.png" manifest:media-type="image/png"/>
  <manifest:file-entry manifest:full-path="Pictures/100000010000026C00000086D4D3964D.png" manifest:media-type="image/png"/>
  <manifest:file-entry manifest:full-path="Pictures/1000000100000547000001BDADACFECA.png" manifest:media-type="image/png"/>
  <manifest:file-entry manifest:full-path="Pictures/10000001000002180000022AD6CFB2E3.png" manifest:media-type="image/png"/>
  <manifest:file-entry manifest:full-path="Pictures/100000010000040E000002B31CFAB11D.png" manifest:media-type="image/png"/>
  <manifest:file-entry manifest:full-path="Pictures/100000010000020B000000CB0A77F7CB.png" manifest:media-type="image/png"/>
  <manifest:file-entry manifest:full-path="Pictures/1000000100000384000001FD21AA6183.png" manifest:media-type="image/png"/>
  <manifest:file-entry manifest:full-path="Pictures/100000010000052E000001FCB3D9E05B.png" manifest:media-type="image/png"/>
  <manifest:file-entry manifest:full-path="Pictures/100000010000034700000221C9540025.png" manifest:media-type="image/png"/>
  <manifest:file-entry manifest:full-path="Pictures/1000000100000566000002459389A8B4.png" manifest:media-type="image/png"/>
  <manifest:file-entry manifest:full-path="Pictures/10000001000006730000007FA6F76CE6.png" manifest:media-type="image/png"/>
  <manifest:file-entry manifest:full-path="Pictures/1000000100000332000001A3304B5110.png" manifest:media-type="image/png"/>
  <manifest:file-entry manifest:full-path="Pictures/1000000100000202000000F2BB8F60FF.png" manifest:media-type="image/png"/>
  <manifest:file-entry manifest:full-path="Pictures/1000000100000257000000B74AF30979.png" manifest:media-type="image/png"/>
  <manifest:file-entry manifest:full-path="Pictures/10000001000001FE000002028D503336.png" manifest:media-type="image/png"/>
  <manifest:file-entry manifest:full-path="Pictures/10000001000002DE0000022FABFBC4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fc3" officeooo:paragraph-rsid="001bafc3"/>
    </style:style>
    <style:style style:name="P2" style:family="paragraph" style:parent-style-name="Standard">
      <style:text-properties officeooo:rsid="001cc7a4" officeooo:paragraph-rsid="001cc7a4"/>
    </style:style>
    <style:style style:name="P3" style:family="paragraph" style:parent-style-name="Standard">
      <style:text-properties officeooo:rsid="001df1ca" officeooo:paragraph-rsid="001df1ca"/>
    </style:style>
    <style:style style:name="P4" style:family="paragraph" style:parent-style-name="Standard">
      <style:text-properties officeooo:rsid="001fea9e" officeooo:paragraph-rsid="001fea9e"/>
    </style:style>
    <style:style style:name="P5" style:family="paragraph" style:parent-style-name="Standard">
      <style:text-properties officeooo:rsid="00242f8e" officeooo:paragraph-rsid="00242f8e"/>
    </style:style>
    <style:style style:name="P6" style:family="paragraph" style:parent-style-name="Standard">
      <style:text-properties officeooo:rsid="0026fb6d" officeooo:paragraph-rsid="0026fb6d"/>
    </style:style>
    <style:style style:name="P7" style:family="paragraph" style:parent-style-name="Standard">
      <style:text-properties officeooo:rsid="002acf57" officeooo:paragraph-rsid="002acf57"/>
    </style:style>
    <style:style style:name="P8" style:family="paragraph" style:parent-style-name="Standard">
      <style:text-properties officeooo:rsid="002f3875" officeooo:paragraph-rsid="002f3875"/>
    </style:style>
    <style:style style:name="P9" style:family="paragraph" style:parent-style-name="Standard">
      <style:text-properties officeooo:rsid="003127a3" officeooo:paragraph-rsid="003127a3"/>
    </style:style>
    <style:style style:name="P10" style:family="paragraph" style:parent-style-name="Standard">
      <style:text-properties officeooo:rsid="0031698d" officeooo:paragraph-rsid="0031698d"/>
    </style:style>
    <style:style style:name="P11" style:family="paragraph" style:parent-style-name="Standard">
      <style:text-properties officeooo:rsid="003558da" officeooo:paragraph-rsid="003558da"/>
    </style:style>
    <style:style style:name="P12" style:family="paragraph" style:parent-style-name="Standard">
      <style:text-properties officeooo:rsid="0038d414" officeooo:paragraph-rsid="0038d414"/>
    </style:style>
    <style:style style:name="P13" style:family="paragraph" style:parent-style-name="Standard">
      <style:text-properties officeooo:rsid="003be97e" officeooo:paragraph-rsid="003be97e"/>
    </style:style>
    <style:style style:name="T1" style:family="text">
      <style:text-properties officeooo:rsid="00261f67"/>
    </style:style>
    <style:style style:name="T2" style:family="text">
      <style:text-properties officeooo:rsid="002e94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<draw:frame draw:style-name="fr1" draw:name="Imagen1" text:anchor-type="char" svg:x="0.099cm" svg:y="0.37cm" svg:width="13.257cm" svg:height="8.864cm" draw:z-index="0"><draw:image xlink:href="Pictures/10000001000001F50000014FD800BE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</text:p>
      <text:p text:style-name="P1"><draw:frame draw:style-name="fr1" draw:name="Imagen2" text:anchor-type="char" svg:x="0cm" svg:y="0.169cm" svg:width="17cm" svg:height="11.315cm" draw:z-index="1"><draw:image xlink:href="Pictures/100000010000040E000002B31CFAB1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</text:p>
      <text:p text:style-name="P1"><draw:frame draw:style-name="fr1" draw:name="Imagen3" text:anchor-type="char" svg:x="0.06cm" svg:y="0cm" svg:width="10.426cm" svg:height="10.776cm" draw:z-index="2"><draw:image xlink:href="Pictures/10000001000002180000022AD6CFB2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5.</text:p>
      <text:p text:style-name="P3"><draw:frame draw:style-name="fr2" draw:name="Imagen4" text:anchor-type="char" svg:width="17cm" svg:height="5.599cm" draw:z-index="4"><draw:image xlink:href="Pictures/1000000100000547000001BDADACFECA.png" xlink:type="simple" xlink:show="embed" xlink:actuate="onLoad" draw:mime-type="image/png"/></draw:frame></text:p>
      <text:p text:style-name="P4">7.</text:p>
      <text:p text:style-name="P4"><draw:frame draw:style-name="fr1" draw:name="Imagen5" text:anchor-type="char" svg:x="-0.06cm" svg:y="0.238cm" svg:width="13.839cm" svg:height="5.371cm" draw:z-index="3"><draw:image xlink:href="Pictures/100000010000020B000000CB0A77F7C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8,<text:span text:style-name="T1">9</text:span></text:p>
      <text:p text:style-name="P5"><draw:frame draw:style-name="fr1" draw:name="Imagen6" text:anchor-type="char" svg:x="0cm" svg:y="0.169cm" svg:width="17cm" svg:height="9.615cm" draw:z-index="5"><draw:image xlink:href="Pictures/1000000100000384000001FD21AA6183.png" xlink:type="simple" xlink:show="embed" xlink:actuate="onLoad" draw:mime-type="image/png"/></draw:frame></text:p>
      <text:p text:style-name="P6">10</text:p>
      <text:p text:style-name="P6"><draw:frame draw:style-name="fr1" draw:name="Imagen7" text:anchor-type="char" svg:x="0cm" svg:y="0.233cm" svg:width="17cm" svg:height="6.512cm" draw:z-index="6"><draw:image xlink:href="Pictures/100000010000052E000001FCB3D9E05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1,12,<text:span text:style-name="T2">13,14</text:span></text:p>
      <text:p text:style-name="P7"><draw:frame draw:style-name="fr3" draw:name="Imagen8" text:anchor-type="char" svg:width="17cm" svg:height="11.042cm" draw:z-index="7"><draw:image xlink:href="Pictures/100000010000034700000221C9540025.png" xlink:type="simple" xlink:show="embed" xlink:actuate="onLoad" draw:mime-type="image/png"/></draw:frame></text:p>
      <text:p text:style-name="P6"><draw:frame draw:style-name="fr1" draw:name="Imagen9" text:anchor-type="char" svg:x="0cm" svg:y="0.011cm" svg:width="17cm" svg:height="7.146cm" draw:z-index="8"><draw:image xlink:href="Pictures/1000000100000566000002459389A8B4.png" xlink:type="simple" xlink:show="embed" xlink:actuate="onLoad" draw:mime-type="image/png"/></draw:frame></text:p>
      <text:p text:style-name="P8">15</text:p>
      <text:p text:style-name="P8"><draw:frame draw:style-name="fr1" draw:name="Imagen10" text:anchor-type="char" svg:x="0cm" svg:y="0.143cm" svg:width="17cm" svg:height="1.307cm" draw:z-index="9"><draw:image xlink:href="Pictures/10000001000006730000007FA6F76CE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6</text:p>
      <text:p text:style-name="P9"><draw:frame draw:style-name="fr1" draw:name="Imagen11" text:anchor-type="char" svg:x="0cm" svg:y="0.196cm" svg:width="17cm" svg:height="8.708cm" draw:z-index="10"><draw:image xlink:href="Pictures/1000000100000332000001A3304B5110.png" xlink:type="simple" xlink:show="embed" xlink:actuate="onLoad" draw:mime-type="image/png"/></draw:frame></text:p>
      <text:p text:style-name="P10">18</text:p>
      <text:p text:style-name="P10"><draw:frame draw:style-name="fr1" draw:name="Imagen12" text:anchor-type="char" svg:x="-0.046cm" svg:y="0.164cm" svg:width="13.601cm" svg:height="6.403cm" draw:z-index="11"><draw:image xlink:href="Pictures/1000000100000202000000F2BB8F60F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20,21</text:p>
      <text:p text:style-name="P11"><draw:frame draw:style-name="fr1" draw:name="Imagen13" text:anchor-type="char" svg:x="0.007cm" svg:y="0.153cm" svg:width="16.406cm" svg:height="3.545cm" draw:z-index="12"><draw:image xlink:href="Pictures/100000010000026C00000086D4D3964D.png" xlink:type="simple" xlink:show="embed" xlink:actuate="onLoad" draw:mime-type="image/png"/></draw:frame><draw:frame draw:style-name="fr1" draw:name="Imagen14" text:anchor-type="char" svg:x="0.007cm" svg:y="3.697cm" svg:width="15.85cm" svg:height="4.842cm" draw:z-index="13"><draw:image xlink:href="Pictures/1000000100000257000000B74AF30979.png" xlink:type="simple" xlink:show="embed" xlink:actuate="onLoad" draw:mime-type="image/png"/></draw:frame></text:p>
      <text:p text:style-name="P11"/>
      <text:p text:style-name="P12"><text:soft-page-break/>23.</text:p>
      <text:p text:style-name="P12"><draw:frame draw:style-name="fr1" draw:name="Imagen16" text:anchor-type="char" svg:x="-0.072cm" svg:y="0.25cm" svg:width="13.496cm" svg:height="13.601cm" draw:z-index="14"><draw:image xlink:href="Pictures/10000001000001FE000002028D50333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24</text:p>
      <text:p text:style-name="P13"><draw:frame draw:style-name="fr1" draw:name="Imagen15" text:anchor-type="char" svg:x="-0.053cm" svg:y="0.201cm" svg:width="13.82cm" svg:height="10.525cm" draw:z-index="15"><draw:image xlink:href="Pictures/10000001000002DE0000022FABFBC47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17" text:anchor-type="char" svg:x="-0.053cm" svg:y="0.014cm" svg:width="16.439cm" svg:height="11.878cm" draw:z-index="16"><draw:image xlink:href="Pictures/1000000100000407000002E92A7A0EBF.png" xlink:type="simple" xlink:show="embed" xlink:actuate="onLoad" draw:mime-type="image/png"/></draw:frame></text:p>
      <text:p text:style-name="P13"/>
      <text:p text:style-name="P13"/>
      <text:p text:style-name="P13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5:52:37.366000000</meta:creation-date>
    <dc:date>2024-10-31T17:04:12.740000000</dc:date>
    <meta:editing-duration>PT1H11M22S</meta:editing-duration>
    <meta:editing-cycles>29</meta:editing-cycles>
    <meta:generator>LibreOffice/24.8.0.3$Windows_X86_64 LibreOffice_project/0bdf1299c94fe897b119f97f3c613e9dca6be583</meta:generator>
    <meta:document-statistic meta:table-count="0" meta:image-count="17" meta:object-count="0" meta:page-count="8" meta:paragraph-count="14" meta:word-count="14" meta:character-count="39" meta:non-whitespace-character-count="39"/>
  </office:meta>
</office:document-meta>
</file>